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80aab" officeooo:paragraph-rsid="00080aab"/>
    </style:style>
    <style:style style:name="P2" style:family="paragraph" style:parent-style-name="Text_20_body">
      <style:text-properties officeooo:rsid="00098591" officeooo:paragraph-rsid="00098591"/>
    </style:style>
    <style:style style:name="P3" style:family="paragraph" style:parent-style-name="Text_20_body">
      <style:text-properties officeooo:rsid="000b366d" officeooo:paragraph-rsid="000b366d"/>
    </style:style>
    <style:style style:name="P4" style:family="paragraph" style:parent-style-name="Text_20_body">
      <style:text-properties officeooo:rsid="000bf523" officeooo:paragraph-rsid="000bf523"/>
    </style:style>
    <style:style style:name="P5" style:family="paragraph" style:parent-style-name="Text_20_body">
      <style:text-properties officeooo:rsid="0010c3d6" officeooo:paragraph-rsid="0010c3d6"/>
    </style:style>
    <style:style style:name="P6" style:family="paragraph" style:parent-style-name="Text_20_body">
      <style:text-properties officeooo:rsid="00080aab" officeooo:paragraph-rsid="00080aab"/>
    </style:style>
    <style:style style:name="P7" style:family="paragraph" style:parent-style-name="Text_20_body">
      <style:text-properties officeooo:rsid="001384b8" officeooo:paragraph-rsid="001384b8"/>
    </style:style>
    <style:style style:name="P8" style:family="paragraph" style:parent-style-name="Heading_20_1">
      <style:text-properties officeooo:rsid="00080aab" officeooo:paragraph-rsid="00080aab"/>
    </style:style>
    <style:style style:name="P9" style:family="paragraph" style:parent-style-name="Heading_20_1">
      <style:text-properties officeooo:paragraph-rsid="00080aab"/>
    </style:style>
    <style:style style:name="P10" style:family="paragraph" style:parent-style-name="Heading_20_2">
      <style:text-properties officeooo:rsid="00080aab" officeooo:paragraph-rsid="00080aab"/>
    </style:style>
    <style:style style:name="P11" style:family="paragraph" style:parent-style-name="Heading_20_2">
      <style:text-properties officeooo:rsid="00098591" officeooo:paragraph-rsid="00098591"/>
    </style:style>
    <style:style style:name="P12" style:family="paragraph" style:parent-style-name="Heading_20_2">
      <style:text-properties officeooo:rsid="000b366d" officeooo:paragraph-rsid="000b366d"/>
    </style:style>
    <style:style style:name="P13" style:family="paragraph" style:parent-style-name="Heading_20_2">
      <style:text-properties officeooo:rsid="000bf523" officeooo:paragraph-rsid="000bf523"/>
    </style:style>
    <style:style style:name="P14" style:family="paragraph" style:parent-style-name="Heading_20_2">
      <style:text-properties officeooo:rsid="0010c3d6" officeooo:paragraph-rsid="0010c3d6"/>
    </style:style>
    <style:style style:name="P15" style:family="paragraph" style:parent-style-name="Heading_20_2">
      <style:text-properties officeooo:rsid="001383ca" officeooo:paragraph-rsid="001383ca"/>
    </style:style>
    <style:style style:name="P16" style:family="paragraph" style:parent-style-name="Heading_20_2">
      <style:text-properties officeooo:rsid="0013f55f" officeooo:paragraph-rsid="0013f55f"/>
    </style:style>
    <style:style style:name="P17" style:family="paragraph" style:parent-style-name="Heading_20_2">
      <style:text-properties officeooo:paragraph-rsid="0013f55f"/>
    </style:style>
    <style:style style:name="P18" style:family="paragraph" style:parent-style-name="Heading_20_2">
      <style:text-properties officeooo:rsid="00152f9e" officeooo:paragraph-rsid="00152f9e"/>
    </style:style>
    <style:style style:name="T1" style:family="text">
      <style:text-properties officeooo:rsid="00080aab"/>
    </style:style>
    <style:style style:name="T2" style:family="text">
      <style:text-properties officeooo:rsid="000b366d"/>
    </style:style>
    <style:style style:name="T3" style:family="text">
      <style:text-properties officeooo:rsid="000db688"/>
    </style:style>
    <style:style style:name="T4" style:family="text">
      <style:text-properties officeooo:rsid="000f5888"/>
    </style:style>
    <style:style style:name="T5" style:family="text">
      <style:text-properties officeooo:rsid="00123003"/>
    </style:style>
    <style:style style:name="T6" style:family="text">
      <style:text-properties officeooo:rsid="0013f129"/>
    </style:style>
    <style:style style:name="T7" style:family="text">
      <style:text-properties officeooo:rsid="0013f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Animals</text:span></text:h>
      <text:h text:style-name="Heading_20_2" text:outline-level="2">Gentoo penguin</text:h>
      <text:h text:style-name="Heading_20_2" text:outline-level="2">Red panda</text:h>
      <text:h text:style-name="P16" text:outline-level="2">Asian elephant</text:h>
      <text:h text:style-name="P16" text:outline-level="2">Royal python</text:h>
      <text:h text:style-name="P17" text:outline-level="2"><text:span text:style-name="T7">Madagascar giant day gecko</text:span></text:h>
      <text:h text:style-name="P16" text:outline-level="2">California sea lion</text:h>
      <text:h text:style-name="P18" text:outline-level="2">Colombian spider monkey</text:h>
      <text:h text:style-name="P8" text:outline-level="1">Projects</text:h>
      <text:h text:style-name="P10" text:outline-level="2">Blender</text:h>
      <text:p text:style-name="P1">Suzanne is Blender's mascot – she flies around the scenery in all directions with ease! Blender lets artistic people, and technical people, create their own 3D pictures, <text:span text:style-name="T2">animations, </text:span>games and virtual worlds for others to explore. And Blender gives you great ways to make it crazy, really realistic or just fun!</text:p>
      <text:h text:style-name="P10" text:outline-level="2">Linux Kernel</text:h>
      <text:p text:style-name="P1">Tux is the Linux mascot – he is a content animal, happy to be running the show. The middle of a nut, like a hazelnut or acorn, is called a kernel, and in a computer, phone or tablet, the Linux kernel is the control centre managing complex tasks, and joining the games or programs you use to the hardware. It is so important It is so important that often the whole computer is called a Linux computer, even though the Linux kernel is only one bit - without it, the screen on your Android phone wouldn't come on, nor your Wifi work, nor your memory card get read!</text:p>
      <text:h text:style-name="P11" text:outline-level="2">Mozilla Firefox</text:h>
      <text:p text:style-name="P2">The Firefox mascot is a cute creature nicknamed 'firefox', despite not being a fox at all! This web browser, lets you surf the internet as safely and securely as possible. They are dedicated to keeping the internet an open and free resource. It is one of the best known open source tools, used on Android, Mac, Windows and, of course, Linux computers around the world. They have even sponsored their own baby firefoxes to help the enda<text:span text:style-name="T6">f</text:span>ngered species!</text:p>
      <text:h text:style-name="P12" text:outline-level="2"><text:soft-page-break/>Python</text:h>
      <text:p text:style-name="P3">Some call Python's mascot Monty, after the British comedy team, Monty Python. Like them, Python is fun, creative and occasionally a bit confusing! It is a programming language, that you can use to create your own games or tools – everything from 3D adventure games to bathroom timers. If you have tried a Raspberry Pi, then you probably have used it, but it also comes pre-installed on all Apple and Linux computers!</text:p>
      <text:h text:style-name="P13" text:outline-level="2">Mozilla Gecko</text:h>
      <text:p text:style-name="P4">Quick and colourful <text:span text:style-name="T3">like it's mascot</text:span>, this project from Mozilla is the tool Firefox needs to display a webpag<text:span text:style-name="T4">e.Do you know the way that sometimes a webpage sometimes appears actually inside an app or a program, but without Firefox or Safari appearing? Sometimes that is Gecko!</text:span></text:p>
      <text:h text:style-name="P14" text:outline-level="2">PHP</text:h>
      <text:p text:style-name="P5"><text:span text:style-name="T5">The PHP mascot is a big, friendly heavyweight! </text:span>Another programming language, PHP is very common for building complex websites. <text:span text:style-name="T5">Back at the start of the millennium, it was really popular for small companies to build websites fast and make lots of money! Since then it has become a nicer language, and is still popular for creating everything from shopping sites to web forums.</text:span></text:p>
      <text:h text:style-name="P15" text:outline-level="2">MariaDB</text:h>
      <text:p text:style-name="P7">The MariaDB logo is a happy clapper! MariaDB is a pretty new database, based on another popular database called MySQL (open source lets you share work like this!). When you enter info into a website, or someone in a shop records selling you something, all those bits of information have to be stored somewhere, and that somewhere is a database, perhaps MariaDB! Actually, MySQL and MariaDB were started by the same person and named after his two daughters: My and Ma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9T13:19:19.126153744</meta:creation-date>
    <dc:date>2016-06-20T14:35:24.872464704</dc:date>
    <meta:editing-duration>P1DT58M45S</meta:editing-duration>
    <meta:editing-cycles>15</meta:editing-cycles>
    <meta:generator>LibreOffice/4.4.6.3$Linux_ARM_EABI LibreOffice_project/40m0$Build-3</meta:generator>
    <meta:document-statistic meta:table-count="0" meta:image-count="0" meta:object-count="0" meta:page-count="2" meta:paragraph-count="23" meta:word-count="526" meta:character-count="3054" meta:non-whitespace-character-count="2548"/>
  </office:meta>
</office:document-meta>
</file>